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6e94" officeooo:paragraph-rsid="001a6e94"/>
    </style:style>
    <style:style style:name="P2" style:family="paragraph" style:parent-style-name="Text_20_body">
      <style:text-properties officeooo:rsid="0023e751" officeooo:paragraph-rsid="0023e751"/>
    </style:style>
    <style:style style:name="P3" style:family="paragraph" style:parent-style-name="Text_20_body">
      <style:text-properties officeooo:rsid="00253771" officeooo:paragraph-rsid="0025377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6e94" style:font-weight-asian="normal" style:font-weight-complex="normal"/>
    </style:style>
    <style:style style:name="T4" style:family="text">
      <style:text-properties fo:font-weight="normal" officeooo:rsid="001db742" style:font-weight-asian="normal" style:font-weight-complex="normal"/>
    </style:style>
    <style:style style:name="T5" style:family="text">
      <style:text-properties fo:font-weight="normal" officeooo:rsid="0023a2f5" style:font-weight-asian="normal" style:font-weight-complex="normal"/>
    </style:style>
    <style:style style:name="T6" style:family="text">
      <style:text-properties fo:font-weight="normal" officeooo:rsid="0024a2a0" style:font-weight-asian="normal" style:font-weight-complex="normal"/>
    </style:style>
    <style:style style:name="T7" style:family="text">
      <style:text-properties fo:font-weight="normal" officeooo:rsid="0024beaa" style:font-weight-asian="normal" style:font-weight-complex="normal"/>
    </style:style>
    <style:style style:name="T8" style:family="text">
      <style:text-properties fo:font-weight="normal" officeooo:rsid="00253771" style:font-weight-asian="normal" style:font-weight-complex="normal"/>
    </style:style>
    <style:style style:name="T9" style:family="text">
      <style:text-properties fo:font-weight="normal" officeooo:rsid="0020407f" style:font-weight-asian="normal" style:font-weight-complex="normal"/>
    </style:style>
    <style:style style:name="T10" style:family="text">
      <style:text-properties fo:font-weight="normal" officeooo:rsid="0021e7b2"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ot Matson</text:p>
      <text:p text:style-name="P1">ASTR 101 - 01</text:p>
      <text:p text:style-name="P1"/>
      <text:p text:style-name="Title">Is Our Universe The Only Universe?</text:p>
      <text:p text:style-name="Subtitle">Brian Greene</text:p>
      <text:p text:style-name="Text_20_body"/>
      <text:p text:style-name="Text_20_body">Edward Hubble realized distance galaxies are “rushing away from us”. The galaxy is expanding, but it <text:span text:style-name="T1">must</text:span><text:span text:style-name="T2"> be slowing down. </text:span><text:span text:style-name="T3">This was proven to be incorrect, the universe is in fact expanding at a quickening speed. Based upon Einstein's Theory of Gravity it is believed that a repulsive property of gravity exists which is causing this to happen, aka: Dark Energy. </text:span><text:span text:style-name="T8">When attempting to scientifically measure Dark Energy an emerging value continuously recurred… 0</text:span><text:span text:style-name="T3">.</text:span><text:span text:style-name="T7">0000000 … 0000138</text:span></text:p>
      <text:p text:style-name="P3"><text:span text:style-name="T3">T</text:span><text:span text:style-name="T2">o understand the meaning of this value requires knowledge of String Theory, an idea that all matter at is composed of vibrating strings of energy. But String Theory has flaws of its own and only works when we allow for the introduction of Multiple Dimensions; and if we knew the shape of a dimension we could therefore calculate the vibrations of the String.</text:span></text:p>
      <text:p text:style-name="P3"><text:span text:style-name="T4">B</text:span><text:span text:style-name="T2">y this relationship we allow ourselves to realize that each dimension therefore must have different amount of Dark Energy within its universe. Those with too much Dark Energy expand too quickly and a universe with too little Dark Energy collapse. Our universe has just the right amount of Dark Energy to create hospital conditions for our form of life.</text:span></text:p>
      <text:p text:style-name="P3"><text:span text:style-name="T9">T</text:span><text:span text:style-name="T2">he final piece to understand this model is to now think about the origin of our universe and how it relates to other universes. This understanding extends from the Big Bang Theory, a sort of enhanced version if you will, also referred to as </text:span><text:span text:style-name="T10">Inflationary Cosmology. </text:span><text:span text:style-name="T5">The fuel that generated the “Big Bang” in our universe was not simply expended, but was full of so much energy that multiple bangs continued to occur, creating multiple universes.</text:span></text:p>
      <text:p text:style-name="P2"><text:span text:style-name="T5">T</text:span><text:span text:style-name="T2">his is all difficult to prove true. One way of possibly proving this is that </text:span><text:span text:style-name="T6">microwave background radiation (</text:span><text:span text:style-name="T2">a “fingerprint” of temperature variations</text:span><text:span text:style-name="T6">)</text:span><text:span text:style-name="T2"> exist in our universe that we have observed. And if our universe happened to collide with another universe it would create a disruption in this fingerprint that we should also be able to observ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20:23:59.116743141</meta:creation-date>
    <dc:date>2015-10-14T20:59:30.540433797</dc:date>
    <meta:editing-duration>PT35M26S</meta:editing-duration>
    <meta:editing-cycles>12</meta:editing-cycles>
    <meta:generator>LibreOffice/5.0.2.2$Linux_X86_64 LibreOffice_project/00m0$Build-2</meta:generator>
    <meta:document-statistic meta:table-count="0" meta:image-count="0" meta:object-count="0" meta:page-count="1" meta:paragraph-count="9" meta:word-count="345" meta:character-count="2052" meta:non-whitespace-character-count="1716"/>
  </office:meta>
</office:document-meta>
</file>